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reLikeThisQuery.setMoreLikeFields( String [ ] moreLik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oreLikeThisQuery.getLik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setMinTermFrequency( int minTermFrequ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setMinDocFreq( int minDocF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getMinTermFrequ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reLikeThisQuery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setMaxQueryTerms( int maxQuery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setLikeText( String like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setAnalyz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setStopWords( Set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MoreLikeThisQuery( String likeText , String [ ] moreLikeFields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reLikeThisQuery.getMaxQuery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getMinDoc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getMoreLike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setPercentTermsToMatch( float percentTermsTo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getStop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Query.getPercentTermsT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